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28pt" fo:font-style="italic" style:font-size-asian="28pt" style:font-style-asian="italic" style:font-size-complex="28pt"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size="9pt" style:font-size-asian="9pt" style:font-size-complex="9pt"/>
    </style:style>
    <style:style style:name="P12" style:family="paragraph" style:parent-style-name="Standard">
      <style:paragraph-properties fo:line-height="150%"/>
      <style:text-properties fo:font-size="9pt" style:font-size-asian="9pt" style:font-name-complex="Times New Roman" style:font-size-complex="9pt"/>
    </style:style>
    <style:style style:name="P13" style:family="paragraph" style:parent-style-name="Standard">
      <style:paragraph-properties fo:line-height="150%"/>
      <style:text-properties fo:font-size="6pt" style:font-size-asian="6pt" style:font-size-complex="6pt"/>
    </style:style>
    <style:style style:name="P14" style:family="paragraph" style:parent-style-name="Standard">
      <style:paragraph-properties fo:line-height="150%" fo:text-align="center" style:justify-single-word="false"/>
      <style:text-properties fo:font-size="6pt" style:font-size-asian="6pt" style:language-asian="en" style:country-asian="GB" style:font-size-complex="6pt" style:language-complex="ar" style:country-complex="SA"/>
    </style:style>
    <style:style style:name="P15" style:family="paragraph" style:parent-style-name="Standard">
      <style:paragraph-properties fo:line-height="150%" fo:text-align="center" style:justify-single-word="false"/>
      <style:text-properties style:language-asian="en" style:country-asian="GB" style:language-complex="ar" style:country-complex="SA"/>
    </style:style>
    <style:style style:name="P16" style:family="paragraph" style:parent-style-name="Standard">
      <style:paragraph-properties fo:line-height="150%"/>
      <style:text-properties style:font-size-complex="14pt" style:font-weight-complex="bold"/>
    </style:style>
    <style:style style:name="P17" style:family="paragraph" style:parent-style-name="Text_20_body">
      <style:paragraph-properties fo:line-height="150%" fo:text-align="center" style:justify-single-word="false"/>
    </style:style>
    <style:style style:name="P18" style:family="paragraph" style:parent-style-name="Text_20_body">
      <style:paragraph-properties fo:margin-left="1.27cm" fo:margin-right="0cm" fo:text-align="center" style:justify-single-word="false" fo:text-indent="0cm" style:auto-text-indent="false">
        <style:tab-stops/>
      </style:paragraph-properties>
      <style:text-properties fo:font-size="9pt" fo:font-style="italic" style:font-size-asian="9pt" style:font-style-asian="italic"/>
    </style:style>
    <style:style style:name="P19" style:family="paragraph" style:parent-style-name="Heading_20_4" style:list-style-name="L2">
      <style:paragraph-properties fo:line-height="150%"/>
      <style:text-properties fo:font-weight="normal" style:font-weight-asian="normal" style:font-weight-complex="normal"/>
    </style:style>
    <style:style style:name="P20"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21" style:family="paragraph" style:parent-style-name="Standard">
      <style:paragraph-properties fo:line-height="150%"/>
    </style:style>
    <style:style style:name="P22" style:family="paragraph" style:parent-style-name="Standard" style:list-style-name="L1">
      <style:paragraph-properties fo:line-height="150%"/>
    </style:style>
    <style:style style:name="P23" style:family="paragraph" style:parent-style-name="Standard" style:list-style-name="L2">
      <style:paragraph-properties fo:line-height="150%"/>
    </style:style>
    <style:style style:name="P24" style:family="paragraph" style:parent-style-name="Standard" style:list-style-name="L10">
      <style:paragraph-properties fo:line-height="150%"/>
    </style:style>
    <style:style style:name="P25" style:family="paragraph" style:parent-style-name="Standard" style:list-style-name="L10">
      <style:paragraph-properties fo:line-height="150%"/>
      <style:text-properties fo:font-size="9pt" style:font-size-asian="9pt" style:font-size-complex="9pt"/>
    </style:style>
    <style:style style:name="P26" style:family="paragraph" style:parent-style-name="Standard" style:list-style-name="L10">
      <style:paragraph-properties fo:line-height="150%"/>
      <style:text-properties fo:font-size="9pt" style:font-size-asian="9pt" style:font-name-complex="Times New Roman" style:font-size-complex="9pt"/>
    </style:style>
    <style:style style:name="P27" style:family="paragraph" style:parent-style-name="Standard">
      <style:paragraph-properties fo:line-height="150%"/>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8" style:family="paragraph" style:parent-style-name="Standard">
      <style:paragraph-properties fo:line-height="150%"/>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P29" style:family="paragraph" style:parent-style-name="Text_20_body" style:list-style-name="L2"/>
    <style:style style:name="P30" style:family="paragraph" style:parent-style-name="Text_20_body" style:list-style-name="L2">
      <style:paragraph-properties fo:line-height="150%"/>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9">
      <style:paragraph-properties fo:margin-top="0cm" fo:margin-bottom="0cm"/>
    </style:style>
    <style:style style:name="T1" style:family="text">
      <style:text-properties fo:font-size="16pt" style:font-size-asian="16pt" style:language-asian="en" style:country-asian="GB" style:font-size-complex="16pt" style:language-complex="ar" style:country-complex="SA"/>
    </style:style>
    <style:style style:name="T2" style:family="text">
      <style:text-properties fo:color="#000000"/>
    </style:style>
    <style:style style:name="T3" style:family="text">
      <style:text-properties fo:color="#000000" fo:background-color="#ffffff"/>
    </style:style>
    <style:style style:name="T4" style:family="text">
      <style:text-properties fo:color="#000000" fo:background-color="#ffffff" style:font-name-complex="Times New Roman"/>
    </style:style>
    <style:style style:name="T5" style:family="text">
      <style:text-properties fo:color="#000000" fo:font-size="9pt" style:font-size-asian="9pt" style:font-size-complex="9pt"/>
    </style:style>
    <style:style style:name="T6" style:family="text">
      <style:text-properties fo:color="#000000" fo:font-size="9pt" fo:font-style="italic" style:font-size-asian="9pt" style:font-style-asian="italic" style:font-size-complex="9pt" style:font-style-complex="italic"/>
    </style:style>
    <style:style style:name="T7" style:family="text">
      <style:text-properties fo:color="#000000" fo:font-size="9pt" fo:background-color="#ffffff" style:font-size-asian="9pt" style:font-size-complex="9pt"/>
    </style:style>
    <style:style style:name="T8" style:family="text">
      <style:text-properties fo:font-size="6pt" style:font-size-asian="6pt" style:font-size-complex="6pt"/>
    </style:style>
    <style:style style:name="T9" style:family="text">
      <style:text-properties style:language-asian="en" style:country-asian="GB" style:language-complex="ar" style:country-complex="SA"/>
    </style:style>
    <style:style style:name="T10" style:family="text">
      <style:text-properties style:font-weight-complex="bold"/>
    </style:style>
    <style:style style:name="T11" style:family="text">
      <style:text-properties fo:color="#303030" fo:background-color="#ffffff" style:font-name-complex="Times New Roman"/>
    </style:style>
    <style:style style:name="T12" style:family="text">
      <style:text-properties fo:color="#303030" style:font-name="Arial" fo:font-size="10pt" fo:background-color="#ffffff" style:font-size-asian="10pt" style:font-name-complex="Arial" style:font-size-complex="10pt"/>
    </style:style>
    <style:style style:name="T13" style:family="text">
      <style:text-properties fo:color="#303030" style:font-name="Arial" fo:font-size="10pt" style:font-size-asian="10pt" style:font-name-complex="Arial" style:font-size-complex="10pt"/>
    </style:style>
    <style:style style:name="T14" style:family="text">
      <style:text-properties fo:color="#303030" fo:font-size="9pt" fo:background-color="#ffffff" style:font-size-asian="9pt" style:font-name-complex="Times New Roman" style:font-size-complex="9pt"/>
    </style:style>
    <style:style style:name="T15" style:family="text">
      <style:text-properties style:font-name-complex="Times New Roman"/>
    </style:style>
    <style:style style:name="T16" style:family="text">
      <style:text-properties fo:font-size="17pt" style:text-underline-style="solid" style:text-underline-width="auto" style:text-underline-color="font-color" fo:font-weight="bold" style:text-underline-mode="continuous" style:text-overline-mode="continuous" style:text-line-through-mode="continuous" style:font-size-asian="17pt" style:font-weight-asian="bold"/>
    </style:style>
    <style:style style:name="T17" style:family="text">
      <style:text-properties fo:font-size="17pt" fo:font-weight="bold" style:font-size-asian="17pt"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style:font-size-complex="14pt" style:font-weight-complex="bold"/>
    </style:style>
    <style:style style:name="T21" style:family="text">
      <style:text-properties fo:font-size="9pt" style:font-size-asian="9pt" style:font-size-complex="9pt"/>
    </style:style>
    <style:style style:name="T22" style:family="text">
      <style:text-properties fo:font-size="9pt" style:font-size-asian="9pt" style:font-name-complex="Times New Roman" style:font-size-complex="9pt"/>
    </style:style>
    <style:style style:name="T23" style:family="text">
      <style:text-properties fo:color="#642a8f" fo:font-size="9pt" fo:font-style="italic" fo:background-color="#ffffff" style:font-size-asian="9pt" style:font-style-asian="italic" style:font-name-complex="Times New Roman" style:font-size-complex="9pt" style:font-style-complex="italic"/>
    </style:style>
    <style:style style:name="T24" style:family="text">
      <style:text-properties fo:color="#642a8f" fo:font-size="9pt" fo:background-color="#ffffff" style:font-size-asian="9pt" style:font-name-complex="Times New Roman" style:font-size-complex="9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4.348cm, 11.426cm, 18.073cm, 1.028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1.174cm, 20.228cm, 7.98cm, 12.229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11.437cm, 20.389cm, 7.19cm, 12.388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4.286cm, 33.223cm, 19.673cm, 0.686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54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289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1.92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2.559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194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3.829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4.464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099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5.7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text:p>
      <text:p text:style-name="P1"/>
      <text:p text:style-name="P1"/>
      <text:p text:style-name="P1"/>
      <text:p text:style-name="P1"/>
      <text:p text:style-name="P1"/>
      <text:p text:style-name="P3"/>
      <text:p text:style-name="P3"/>
      <text:p text:style-name="P5">MSc Computing Final Project</text:p>
      <text:p text:style-name="P4"/>
      <text:p text:style-name="P4">Kashif Ahmed</text:p>
      <text:p text:style-name="P4"/>
      <text:p text:style-name="P4">18061036</text:p>
      <text:p text:style-name="P4"/>
      <text:p text:style-name="P4"/>
      <text:p text:style-name="P6"><draw:frame draw:style-name="fr1" draw:name="graphics1" text:anchor-type="paragraph" svg:y="2.141cm" svg:width="8.659cm" style:rel-width="scale" svg:height="6.331cm" style:rel-height="scale" draw:z-index="4"><draw:image/></draw:frame><text:span text:style-name="Default_20_Paragraph_20_Font"><text:span text:style-name="T1"/></text:span></text:p>
      <text:p text:style-name="P4"/>
      <text:p text:style-name="P4"/>
      <text:p text:style-name="P4"/>
      <text:p text:style-name="P4"/>
      <text:p text:style-name="P2"/>
      <text:p text:style-name="P2"/>
      <text:p text:style-name="P2"/>
      <text:p text:style-name="P2"/>
      <text:p text:style-name="P2"/>
      <text:p text:style-name="P2"/>
      <text:p text:style-name="P2"/>
      <text:p text:style-name="P2"><text:soft-page-break/></text:p>
      <text:p text:style-name="P2"/>
      <text:p text:style-name="P2">Table of Contents</text:p>
      <text:p text:style-name="P2"/>
      <text:p text:style-name="P2"/>
      <text:p text:style-name="P7"><text:tab/>Introduction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9">The UK population is ageing – around 18.2% of the UK population were aged 65 years or over in 2017, compared with 15.9% in 2007; this is projected to grow to 20.7% by 2027 <text:span text:style-name="selectable"><text:span text:style-name="T2">(Office for National Statistics, 2018)</text:span></text:span>. </text:p>
      <text:p text:style-name="P9"/>
      <text:p text:style-name="P17">“As well as growing, the population is also ageing. From looking at past patterns, we project that more than a quarter of UK residents will be aged 65 years or over within the next 50 years.”</text:p>
      <text:p text:style-name="P18">Sarah Coates, Centre for Ageing and Demography, Office for National Statistics</text:p>
      <text:p text:style-name="P9"/>
      <text:p text:style-name="P9">These trends are similar to those seen in other developed nations. </text:p>
      <text:p text:style-name="P9"/>
      <text:p text:style-name="P10">“…every country in the world is experiencing growth in the number and proportion of older persons in their population” - (U.N., 2019).</text:p>
      <text:p text:style-name="P10"/>
      <text:p text:style-name="P9">As the global population ages, and technology becomes increasingly pervasive, there will be increased demand for digital products and services for older adults. Seniors overwhelmingly view technology as a positive force in society, however, a strong majority feel a lack of confidence in their own ability to utilize it effectively (Anderson and Perrin, 2017). Although corporations focus greatly on 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 <text:span text:style-name="Default_20_Paragraph_20_Font"><text:span text:style-name="T8">(</text:span></text:span><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8">https://www.ons.gov.uk/peoplepopul</text:span></text:span></text:a><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8">ationandcommunity/personalandhouseholdfinances/incomeandwealth/adhocs/008149distributionofaggregatehouseholdtotalwealthbyageandwealthcomponentgreatbritainjuly2012tojune2016</text:span></text:span></text:a><text:span text:style-name="Default_20_Paragraph_20_Font"><text:span text:style-name="T8">):-</text:span></text:span></text:p>
      <text:p text:style-name="P11"/>
      <text:p text:style-name="P10"><text:span text:style-name="Default_20_Paragraph_20_Font"><text:span text:style-name="T9"><draw:frame draw:style-name="fr2" draw:name="Picture 3" text:anchor-type="as-char" svg:y="0cm" svg:width="17.147cm" style:rel-width="scale" svg:height="4.172cm" style:rel-height="scale" draw:z-index="0"><draw:image/></draw:frame></text:span></text:span>The [RESEARCH AND INSERT DATA IN CUSTOMER BEHAVIOR AND MARKETING STRATEGIES BASED ON AGE].</text:p>
      <text:p text:style-name="P9">For these reasons, this pilot study is being carried out to understand how older adults interact with web services and what motivations/emotional experiences they have when interacting with a <text:soft-page-break/>website that helps them meet people of the similar demographic. </text:p>
      <text:p text:style-name="P13"/>
      <text:p text:style-name="P8">Internet Use Based On Demographics</text:p>
      <text:p text:style-name="P9"><text:span text:style-name="Default_20_Paragraph_20_Font"><text:span text:style-name="T10">A challenge in answering questions based on seniors versus other demographics is how to determine who is a senior. Although ageing is a biological phenomenon, the cut-off point at which someone is classed </text:span></text:span><text:span text:style-name="Default_20_Paragraph_20_Font"><text:span text:style-name="T10">as a senior has no straightforward demarcating feature. </text:span></text:span><text:span text:style-name="Default_20_Paragraph_20_Font"><text:span text:style-name="T10">Who is and is not a ‘senior’ or ‘older adult’ is mostly</text:span></text:span><text:span text:style-name="Default_20_Paragraph_20_Font"><text:span text:style-name="T10"> an opinion</text:span></text:span><text:span text:style-name="Default_20_Paragraph_20_Font"><text:span text:style-name="T10"> based on various societal and cultural factors. </text:span></text:span><text:span text:style-name="Default_20_Paragraph_20_Font"><text:span text:style-name="T10">The literature is </text:span></text:span><text:span text:style-name="Default_20_Paragraph_20_Font"><text:span text:style-name="T10">also </text:span></text:span><text:span text:style-name="Default_20_Paragraph_20_Font"><text:span text:style-name="T10">divided on this subject as well. A senior or older adult can be 45 according to</text:span></text:span> (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s this study cannot exclude too many individuals. This cut-off has also been determined to ensure completion of the study in a timely manner.</text:p>
      <text:p text:style-name="P9">Demographically, it is clear that younger people use digital media and internet based services more than older people. The Office for National Statistics reported recently that virtually all (99%) of 16 to 34 year olds had recently used the internet, compared to 44% of adults aged over 75. The vast majority of 55-64 year olds had also recently used the internet, as shown by the graph below.</text:p>
      <text:p text:style-name="P13"/>
      <text:p text:style-name="P10"><text:span text:style-name="Default_20_Paragraph_20_Font"><text:span text:style-name="T9"><draw:frame draw:style-name="fr3" draw:name="Picture 4" text:anchor-type="as-char" svg:y="0cm" svg:width="16.99cm" style:rel-width="scale" svg:height="11.963cm" style:rel-height="scale" draw:z-index="1"><draw:image/></draw:frame></text:span></text:span></text:p>
      <text:p text:style-name="P10"><text:soft-page-break/>Recent internet use has increased among all demographics since 2011</text:p>
      <text:p text:style-name="P14"/>
      <text:p text:style-name="P10"><text:span text:style-name="Default_20_Paragraph_20_Font"><text:span text:style-name="T9"><draw:frame draw:style-name="fr4" draw:name="Picture 5" text:anchor-type="as-char" svg:y="0cm" svg:width="15.482cm" style:rel-width="scale" svg:height="10.77cm" style:rel-height="scale" draw:z-index="2"><draw:image/></draw:frame></text:span></text:span></text:p>
      <text:p text:style-name="P15"/>
      <text:p text:style-name="P10"><text:span text:style-name="Default_20_Paragraph_20_Font"><text:span text:style-name="T9"><draw:frame draw:style-name="fr5" draw:name="Picture 6" text:anchor-type="as-char" svg:y="0cm" svg:width="13.681cm" style:rel-width="scale" svg:height="6.309cm" style:rel-height="scale" draw:z-index="3"><draw:image/></draw:frame></text:span></text:span></text:p>
      <text:p text:style-name="P9"/>
      <text:p text:style-name="P9">These statistics are not surprising because UK is an advanced economy and was among the first in the world to adopt internet use on a 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 the age of fifty reported that people in deprived areas <text:soft-page-break/>used the internet with lower frequency (Matthews and Nazroo, 2015). </text:p>
      <text:p text:style-name="P9">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 information for the UK demographic at least is lacking in these important reports from AgeUK and Office for National 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 </text:p>
      <text:p text:style-name="P9"/>
      <text:p text:style-name="P8">Older Adults And The Challenges They Face When Using Technology</text:p>
      <text:p text:style-name="P9">As people age, they undergo changes that affect their ability to use conventional websites. Therefore, although older adults are free and able to use any website, they are not able to utilize it as effectively as a website that was specifically designed for their needs. Many seniors have physical or cognitive issues affecting their ability to utilize technology. <text:span text:style-name="Default_20_Paragraph_20_Font"><text:span text:style-name="T3">Almost 75 percent of people over </text:span></text:span><text:span text:style-name="Default_20_Paragraph_20_Font"><text:span text:style-name="T3">65 have </text:span></text:span><text:span text:style-name="Default_20_Paragraph_20_Font"><text:span text:style-name="T4">multiple chronic conditions as opposed to 4 percent of 20-44 years age group (</text:span></text:span><text:span text:style-name="Default_20_Paragraph_20_Font"><text:span text:style-name="T11">Anderson G, 2009)</text:span></text:span><text:span text:style-name="Default_20_Paragraph_20_Font"><text:span text:style-name="T4">.</text:span></text:span><text:span text:style-name="Default_20_Paragraph_20_Font"><text:span text:style-name="T15"> Chronic conditions such as arthritis and overall reduced mobility means they have difficulty</text:span></text:span> using the mouse and keyboard. This affects how they can interact with a website. If a website requires a lot of clicking, they are likely to have a negative experience and not return to that service.</text:p>
      <text:p text:style-name="P9">Older people also feel more socially isolated relative to younger demographics, exacerbating chronic conditions and resulting in increased mental health issues (<text:span text:style-name="Default_20_Paragraph_20_Font"><text:span text:style-name="T3">Cornwell EY, 2009).</text:span></text:span></text:p>
      <text:p text:style-name="P9">Eyesight also declines with age and so the colours, fonts, placement of items and many other aspects of design need to be considered carefully. Colour perception changes and loss of contrast sensitivity occurs.</text:p>
      <text:p text:style-name="P9">They also have challenges keeping up with technology trends. Seniors are likely to favour a service that is simple, with minimal distractions and with only useful information presented, over a service using the latest website design trends.</text:p>
      <text:p text:style-name="P9">Although hearing declines as well, it is not relevant for this study. If a service was to allow voice communication or multimedia, then decline in hearing must also be considered when designing and <text:soft-page-break/>implementing web services.</text:p>
      <text:p text:style-name="P9"/>
      <text:p text:style-name="P8">Inteviews and Anecdotal Evidence</text:p>
      <text:p text:style-name="P28">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 these services relative to ten years ago. </text:p>
      <text:p text:style-name="P28">However, there were also sentiments expressed that the pace of change in the language used on the internet 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28">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necdotal and an opinion, but these sentiments do highlight challenges that older individuals face with web services. It also means that potentially, if a service was popular and in demand, there will be increased likelihood for adaptation by greater number of seniors.</text:p>
      <text:p text:style-name="P28">An interesting and commonly expressed view was that many older adults use their digiti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text:soft-page-break/>explanation is that games provide immediate entertainment and pleasure, whereas, searching and trying to engage with people online, waiting for responses and potentially having a negative experience is a relatively less pleasurable experience. Perhaps, older adults who do feel isolated find it easier to 'escape', through these games as they feel there is no alternative or are not aware of how to find engaging alternatives to the games. All of this is of course an opinion and personal interpretation but does highlight interesting venues for further research if more understanding is required.</text:p>
      <text:p text:style-name="P28"/>
      <text:p text:style-name="P8">Potential Benefits of Internet for Older Adults</text:p>
      <text:p text:style-name="P9">Internet use can help alleviate, or at the very least mitigate many of the negative factors that affect seniors. The variety of activities available on the internet can allow them to enrich their daily experience, but it is critical for them to be aware of what is available. Furthermore, they must poses sufficient IT skills to be able to make use of web services. Previous studies have noted many benefits of computer and web use for seniors (<text:span text:style-name="Default_20_Paragraph_20_Font"><text:span text:style-name="T12"> </text:span></text:span><text:span text:style-name="element-citation"><text:span text:style-name="T13">Xie B, 2011). For example, lack of mobility is no longer a barrier because the person suffering from such circumstances can communicate from the comfort of their home. Online shopping, events booking, health information and banking are some of the tasks that can be achieved through web services, thus reducing the stress of commuting and mobility challenges and bringing convenience (</text:span></text:span><text:span text:style-name="Default_20_Paragraph_20_Font"><text:span text:style-name="T3">Gatto SL et al, 2008)</text:span></text:span><text:span text:style-name="Default_20_Paragraph_20_Font"><text:span text:style-name="T16"> </text:span></text:span><text:a xlink:type="simple" xlink:href="https://www.ncbi.nlm.nih.gov/pmc/articles/PMC3668603/#ref7" office:target-frame-name="_top" xlink:show="replace" text:style-name="Internet_20_link" text:visited-style-name="Visited_20_Internet_20_Link"><text:span text:style-name="Hyperlink"><text:span text:style-name="T17">https://www.ncbi.nlm.nih.gov/pmc/articles/PMC3668603/#ref7</text:span></text:span></text:a></text:p>
      <text:p text:style-name="P8"/>
      <text:p text:style-name="P8">Recommended Design Choices For Seniors</text:p>
      <text:p text:style-name="P9">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9">(<text:tab/>https://www.w3.org/WAI/older-users/developing/</text:p>
      <text:list xml:id="list5866339600113566079" text:style-name="L1">
        <text:list-item>
          <text:p text:style-name="P22"><text:span text:style-name="Default_20_Paragraph_20_Font"><text:span text:style-name="T18">Text </text:span></text:span><text:span text:style-name="Default_20_Paragraph_20_Font"><text:span text:style-name="T19"><text:s/></text:span></text:span>- “text can be resized without assistive technology up to 200 percent without loss of content or functionality”.</text:p>
          <text:list>
            <text:list-item>
              <text:list>
                <text:list-item>
                  <text:p text:style-name="P22">Providing large fonts by default.</text:p>
                </text:list-item>
                <text:list-item>
                  <text:p text:style-name="P22">Providing controls that allow users to change the size of all text up to 200%.</text:p>
                </text:list-item>
                <text:list-item>
                  <text:p text:style-name="P22">Readable fonts.</text:p>
                </text:list-item>
                <text:list-item>
                  <text:p text:style-name="P22">Avoiding italics text.</text:p>
                </text:list-item>
                <text:list-item>
                  <text:p text:style-name="P22">Sufficient spacing.</text:p>
                </text:list-item>
                <text:list-item>
                  <text:p text:style-name="P22"><text:soft-page-break/>Avoid overusing different styles on individual pages.</text:p>
                </text:list-item>
              </text:list>
            </text:list-item>
          </text:list>
        </text:list-item>
        <text:list-item>
          <text:p text:style-name="P22"><text:span text:style-name="Default_20_Paragraph_20_Font"><text:span text:style-name="T18">Colour &amp; Contrast </text:span></text:span>- “requires a higher contrast ratio of at least 7:1 for the visual presentation of text and images”.</text:p>
          <text:list>
            <text:list-item>
              <text:list>
                <text:list-item>
                  <text:p text:style-name="P22">High contrast is required to make it easier to decipher difference between text and background.</text:p>
                </text:list-item>
              </text:list>
            </text:list-item>
          </text:list>
        </text:list-item>
        <text:list-item>
          <text:p text:style-name="P22"><draw:frame draw:style-name="fr6" draw:name="graphics2" text:anchor-type="paragraph" svg:x="3.364cm" svg:y="2.635cm" svg:width="11.97cm" style:rel-width="scale" svg:height="3.754cm" style:rel-height="scale" draw:z-index="5"><draw:image/></draw:frame><text:span text:style-name="Default_20_Paragraph_20_Font"><text:span text:style-name="T18">CAPTCHA</text:span></text:span> – 'Completely Automated Public Turing tests to tell Computers and Humans Apart' are a security checks to limit computer bots misusing websites. These are particularly challenging for seniors due to their nature. An example of a CAPTCHA:</text:p>
          <text:list>
            <text:list-item>
              <text:list>
                <text:list-item>
                  <text:p text:style-name="P22">Alternative CAPTCHAs must be used.</text:p>
                </text:list-item>
              </text:list>
            </text:list-item>
          </text:list>
        </text:list-item>
      </text:list>
      <text:p text:style-name="P9">)</text:p>
      <text:p text:style-name="P9"/>
      <text:list xml:id="list1021280837795295051" text:style-name="L2">
        <text:list-item>
          <text:p text:style-name="P23"><text:span text:style-name="Default_20_Paragraph_20_Font"><text:span text:style-name="T18">Links</text:span></text:span> - “Many older people need links to be particularly clear and identifiable due to declining vision and cognition.”</text:p>
          <text:list>
            <text:list-item>
              <text:list>
                <text:list-item>
                  <text:p text:style-name="P23">Text with link describing link.</text:p>
                </text:list-item>
                <text:list-item>
                  <text:p text:style-name="P23">Making links visually distinct.</text:p>
                </text:list-item>
                <text:list-item>
                  <text:p text:style-name="P23">Consistency with links to make it easier to learn the website's landscape.</text:p>
                </text:list-item>
              </text:list>
            </text:list-item>
          </text:list>
        </text:list-item>
        <text:list-item>
          <text:p text:style-name="P23"><text:span text:style-name="Default_20_Paragraph_20_Font"><text:span text:style-name="T18">Navigation and Location</text:span></text:span> - “Many older people need navigation to be particularly clear due to declining cognitive abilities.”</text:p>
          <text:list>
            <text:list-item>
              <text:list>
                <text:list-item>
                  <text:p text:style-name="P23">Multiple ways to get to same location so the user does not struggle finding the one single way. If one way is confusing for them, they have other options available.</text:p>
                </text:list-item>
                <text:list-item>
                  <text:p text:style-name="P23">Make it easy for user to identify which page they are on and what its purpose is.</text:p>
                </text:list-item>
              </text:list>
            </text:list-item>
          </text:list>
        </text:list-item>
        <text:list-item>
          <text:p text:style-name="P23"><text:span text:style-name="Default_20_Paragraph_20_Font"><text:span text:style-name="T18">Mouse and Keyboard Use </text:span></text:span>- “It is difficult for some older people to use a mouse due to declining vision or dexterity. Some older people cannot use a mouse well or at all and instead use a keyboard. ”</text:p>
          <text:list>
            <text:list-item>
              <text:list>
                <text:list-item>
                  <text:p text:style-name="P23">Input fields should have a way to clarify that they are expecting user input.</text:p>
                </text:list-item>
                <text:list-item>
                  <text:p text:style-name="P23">Recommendation is to have the website be able to be used independent of the mouse, so will try to aspire to this. However, time limitations may prevent fully realizing this.</text:p>
                </text:list-item>
              </text:list>
            </text:list-item>
          </text:list>
        </text:list-item>
        <text:list-item>
          <text:p text:style-name="P23"><text:span text:style-name="Default_20_Paragraph_20_Font"><text:span text:style-name="T18">Distractions</text:span></text:span> - “Some older people are particularly distracted by any movement and sound on <text:soft-page-break/>web pages”</text:p>
          <text:list>
            <text:list-item>
              <text:list>
                <text:list-item>
                  <text:p text:style-name="P23"><text:a xlink:type="simple" xlink:href="http://www.w3.org/WAI/WCAG20/quickref/#time-limits-postponed" office:target-frame-name="_top" xlink:show="replace" text:style-name="Internet_20_link" text:visited-style-name="Visited_20_Internet_20_Link">2.2.4 - Interruptions</text:a> (AAA) says “interruptions can be postponed or suppressed”</text:p>
                </text:list-item>
                <text:list-item>
                  <text:p text:style-name="P23">Sound is not used, therefore not applicable.</text:p>
                </text:list-item>
                <text:list-item>
                  <text:p text:style-name="P23">Avoiding pop ups.</text:p>
                </text:list-item>
              </text:list>
            </text:list-item>
          </text:list>
        </text:list-item>
      </text:list>
      <text:p text:style-name="P9">This is a particularly good example of websites and web development being geared towards a younger demographic. Animations and elaborate CSS stylesheets with many moving parts are used extensively in web development. The recommendations made in this section are largely for websites that aim to target younger and older audience. Therefore, the recommendations pertain to the ability of being able to pause or deactivate distracting features. As our service is only for older adults, we will not have any distracting content. Only static content will be used. This is also likely to cause performance benefits.</text:p>
      <text:p text:style-name="P9">Timing of events is also recommended to be not essential. This means to not use content that only appears quickly and then is removed.</text:p>
      <text:list xml:id="list41511737" text:continue-numbering="true" text:style-name="L2">
        <text:list-item>
          <text:p text:style-name="P23"><text:span text:style-name="Default_20_Paragraph_20_Font"><text:span text:style-name="T18">Page Organization </text:span></text:span>- “Many older people are inexperienced web users without advanced browsing habits and therefore read the whole page, so good page organization is important.”</text:p>
          <text:list>
            <text:list-item>
              <text:list>
                <text:list-item>
                  <text:p text:style-name="P23"><text:a xlink:type="simple" xlink:href="http://www.w3.org/WAI/WCAG20/quickref/#navigation-mechanisms-headings" office:target-frame-name="_top" xlink:show="replace" text:style-name="Internet_20_link" text:visited-style-name="Visited_20_Internet_20_Link">2.4.10 - Section Headings</text:a> (AAA) says “section headings are used to organize the content”</text:p>
                </text:list-item>
                <text:list-item>
                  <text:p text:style-name="P23"><text:a xlink:type="simple" xlink:href="http://www.w3.org/WAI/WCAG20/quickref/#navigation-mechanisms-headings" office:target-frame-name="_top" xlink:show="replace" text:style-name="Internet_20_link" text:visited-style-name="Visited_20_Internet_20_Link">2.4.10 - Section Headings</text:a> (AAA) says “section headings are used to organize the content”</text:p>
                </text:list-item>
                <text:list-item>
                  <text:p text:style-name="P30"><text:span text:style-name="Strong_20_Emphasis">Example techniques to consider:</text:span></text:p>
                </text:list-item>
              </text:list>
            </text:list-item>
          </text:list>
        </text:list-item>
        <text:list-item>
          <text:p text:style-name="P38"><text:a xlink:type="simple" xlink:href="http://www.w3.org/TR/WCAG20-TECHS/G130" office:target-frame-name="_top" xlink:show="replace" text:style-name="Internet_20_link" text:visited-style-name="Visited_20_Internet_20_Link">G130: Providing descriptive headings</text:a></text:p>
        </text:list-item>
        <text:list-item>
          <text:p text:style-name="P38"><text:a xlink:type="simple" xlink:href="http://www.w3.org/TR/WCAG20-TECHS/G131" office:target-frame-name="_top" xlink:show="replace" text:style-name="Internet_20_link" text:visited-style-name="Visited_20_Internet_20_Link">G131: Providing descriptive labels</text:a></text:p>
        </text:list-item>
        <text:list-item>
          <text:p text:style-name="P29"><text:a xlink:type="simple" xlink:href="http://www.w3.org/TR/WCAG20-TECHS/G141" office:target-frame-name="_top" xlink:show="replace" text:style-name="Internet_20_link" text:visited-style-name="Visited_20_Internet_20_Link">G141: Organizing a page using headings</text:a></text:p>
        </text:list-item>
        <text:list-item>
          <text:p text:style-name="P23"><text:span text:style-name="Default_20_Paragraph_20_Font"><text:span text:style-name="T18">Page Refresh and Updates </text:span></text:span>- “Some older people with declining vision or cognition can miss content that automatically updates or refreshes in a page.”</text:p>
          <text:list>
            <text:list-item>
              <text:list>
                <text:list-item>
                  <text:p text:style-name="P23"><text:a xlink:type="simple" xlink:href="http://www.w3.org/WAI/WCAG20/quickref/#consistent-behavior-no-extreme-changes-context" office:target-frame-name="_top" xlink:show="replace" text:style-name="Internet_20_link" text:visited-style-name="Visited_20_Internet_20_Link">3.2.5 - Change on Request</text:a> (AAA) says “changes of context are initiated only by user request or a mechanism is available to turn off such changes”</text:p>
                </text:list-item>
                <text:list-item>
                  <text:p text:style-name="P30"><text:span text:style-name="Strong_20_Emphasis">Example techniques to consider:</text:span></text:p>
                </text:list-item>
              </text:list>
            </text:list-item>
          </text:list>
        </text:list-item>
        <text:list-item>
          <text:p text:style-name="P38"><text:a xlink:type="simple" xlink:href="http://www.w3.org/TR/WCAG20-TECHS/G80" office:target-frame-name="_top" xlink:show="replace" text:style-name="Internet_20_link" text:visited-style-name="Visited_20_Internet_20_Link">G80: Providing a submit button to initiate a change of context</text:a></text:p>
        </text:list-item>
        <text:list-item>
          <text:p text:style-name="P38"><text:a xlink:type="simple" xlink:href="http://www.w3.org/TR/WCAG20-TECHS/G13" office:target-frame-name="_top" xlink:show="replace" text:style-name="Internet_20_link" text:visited-style-name="Visited_20_Internet_20_Link">G13: Describing what will happen before a change to a form control that causes a change of context to occur is made</text:a></text:p>
        </text:list-item>
        <text:list-item>
          <text:p text:style-name="P29"><text:a xlink:type="simple" xlink:href="http://www.w3.org/TR/WCAG20-TECHS/G107" office:target-frame-name="_top" xlink:show="replace" text:style-name="Internet_20_link" text:visited-style-name="Visited_20_Internet_20_Link">G107: Using “activate” rather than “focus” as a trigger for changes of context</text:a></text:p>
          <text:list>
            <text:list-item>
              <text:list>
                <text:list-item>
                  <text:list>
                    <text:list-item>
                      <text:p text:style-name="P19"><text:bookmark text:name="instructions"/>Instructions and input assistance</text:p>
                    </text:list-item>
                  </text:list>
                </text:list-item>
              </text:list>
            </text:list-item>
          </text:list>
        </text:list-item>
      </text:list>
      <text:p text:style-name="Text_20_body">It is difficult for some older people to understand the requirements of forms and transactions.</text:p>
      <text:p text:style-name="Text_20_body"><text:soft-page-break/><text:span text:style-name="Strong_20_Emphasis">WCAG 2.0 success criteria:</text:span></text:p>
      <text:list xml:id="list6932832321775622359" text:style-name="L3">
        <text:list-item>
          <text:p text:style-name="P39"><text:a xlink:type="simple" xlink:href="http://www.w3.org/WAI/WCAG20/quickref/#minimize-error-identified" office:target-frame-name="_top" xlink:show="replace" text:style-name="Internet_20_link" text:visited-style-name="Visited_20_Internet_20_Link">3.3.2 - Labels or Instructions</text:a> (A) says “labels or instructions are provided when content requires user input”</text:p>
        </text:list-item>
        <text:list-item>
          <text:p text:style-name="P39"><text:a xlink:type="simple" xlink:href="http://www.w3.org/WAI/WCAG20/quickref/#minimize-error-context-help" office:target-frame-name="_top" xlink:show="replace" text:style-name="Internet_20_link" text:visited-style-name="Visited_20_Internet_20_Link">3.3.5 - Help</text:a> (AAA) says “context-sensitive help is available”</text:p>
        </text:list-item>
        <text:list-item>
          <text:p text:style-name="P31"><text:a xlink:type="simple" xlink:href="http://www.w3.org/WAI/WCAG20/quickref/#consistent-behavior-consistent-functionality" office:target-frame-name="_top" xlink:show="replace" text:style-name="Internet_20_link" text:visited-style-name="Visited_20_Internet_20_Link">3.2.4 - Consistent Identification</text:a> (AA) says “components that have the same functionality within a set of Web pages are identified consistently”</text:p>
        </text:list-item>
      </text:list>
      <text:p text:style-name="Text_20_body"><text:span text:style-name="Strong_20_Emphasis">Example techniques to consider:</text:span></text:p>
      <text:list xml:id="list4472495230089748577" text:style-name="L4">
        <text:list-item>
          <text:p text:style-name="P40"><text:a xlink:type="simple" xlink:href="http://www.w3.org/TR/WCAG20-TECHS/G184" office:target-frame-name="_top" xlink:show="replace" text:style-name="Internet_20_link" text:visited-style-name="Visited_20_Internet_20_Link">G184: Providing text instructions at the beginning of a form or set of fields that describes the necessary input</text:a></text:p>
        </text:list-item>
        <text:list-item>
          <text:p text:style-name="P40">Providing linear form design and grouping similar items (future link)</text:p>
        </text:list-item>
        <text:list-item>
          <text:p text:style-name="P40"><text:a xlink:type="simple" xlink:href="http://www.w3.org/TR/WCAG20-TECHS/G194" office:target-frame-name="_top" xlink:show="replace" text:style-name="Internet_20_link" text:visited-style-name="Visited_20_Internet_20_Link">G194: Providing spell checking and suggestions for text input</text:a></text:p>
        </text:list-item>
        <text:list-item>
          <text:p text:style-name="P40"><text:a xlink:type="simple" xlink:href="http://www.w3.org/TR/WCAG20-TECHS/G89" office:target-frame-name="_top" xlink:show="replace" text:style-name="Internet_20_link" text:visited-style-name="Visited_20_Internet_20_Link">G89: Providing expected data format and example</text:a></text:p>
        </text:list-item>
        <text:list-item>
          <text:p text:style-name="P32"><text:a xlink:type="simple" xlink:href="http://www.w3.org/TR/WCAG20-TECHS/G197" office:target-frame-name="_top" xlink:show="replace" text:style-name="Internet_20_link" text:visited-style-name="Visited_20_Internet_20_Link">G197: Using labels, names, and text alternatives consistently for content that has the same functionality</text:a></text:p>
        </text:list-item>
      </text:list>
      <text:p text:style-name="Text_20_body">More techniques are listed under the success criteria for <text:a xlink:type="simple" xlink:href="http://www.w3.org/WAI/WCAG20/quickref/#minimize-error-identified" office:target-frame-name="_top" xlink:show="replace" text:style-name="Internet_20_link" text:visited-style-name="Visited_20_Internet_20_Link">3.3.2 - Labels or Instructions</text:a>, <text:a xlink:type="simple" xlink:href="http://www.w3.org/WAI/WCAG20/quickref/#minimize-error-context-help" office:target-frame-name="_top" xlink:show="replace" text:style-name="Internet_20_link" text:visited-style-name="Visited_20_Internet_20_Link">3.3.5 - Help</text:a> and <text:a xlink:type="simple" xlink:href="http://www.w3.org/WAI/WCAG20/quickref/#consistent-behavior-consistent-functionality" office:target-frame-name="_top" xlink:show="replace" text:style-name="Internet_20_link" text:visited-style-name="Visited_20_Internet_20_Link">3.2.4 - Consistent Identification</text:a> in “How to Meet WCAG 2.0”.</text:p>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h text:style-name="Heading_20_4" text:outline-level="4"><text:bookmark text:name="errors"/>Error prevention and recovery for forms</text:h>
      <text:p text:style-name="Text_20_body">It is difficult for some older people to use forms and complete transactions due to declining cognitive abilities.</text:p>
      <text:p text:style-name="Text_20_body"/>
      <text:p text:style-name="Text_20_body"><text:span text:style-name="Strong_20_Emphasis">WCAG 2.0 success criteria:</text:span></text:p>
      <text:list xml:id="list7642860501362536622" text:style-name="L5">
        <text:list-item>
          <text:p text:style-name="P41"><text:a xlink:type="simple" xlink:href="http://www.w3.org/WAI/WCAG20/quickref/#minimize-error-reversible" office:target-frame-name="_top" xlink:show="replace" text:style-name="Internet_20_link" text:visited-style-name="Visited_20_Internet_20_Link">3.3.4 - Error Prevention (Legal, Financial, Data)</text:a> (AA) says that pages with legal commitments or financial transactions have reversible submissions and can be checked and corrected</text:p>
        </text:list-item>
        <text:list-item>
          <text:p text:style-name="P41"><text:a xlink:type="simple" xlink:href="http://www.w3.org/WAI/WCAG20/quickref/#minimize-error-context-help" office:target-frame-name="_top" xlink:show="replace" text:style-name="Internet_20_link" text:visited-style-name="Visited_20_Internet_20_Link">3.3.6 - Error Prevention (All)</text:a> (AAA) says that users can check and correct any information they submit</text:p>
        </text:list-item>
        <text:list-item>
          <text:p text:style-name="P41"><text:a xlink:type="simple" xlink:href="http://www.w3.org/WAI/WCAG20/quickref/#minimize-error-identified" office:target-frame-name="_top" xlink:show="replace" text:style-name="Internet_20_link" text:visited-style-name="Visited_20_Internet_20_Link">3.3.1 - Error Identification</text:a> (A) says “if an input error is automatically detected, the item that is in error is identified and the error is described to the user”</text:p>
        </text:list-item>
        <text:list-item>
          <text:p text:style-name="P33"><text:a xlink:type="simple" xlink:href="http://www.w3.org/WAI/WCAG20/quickref/#minimize-error-suggestions" office:target-frame-name="_top" xlink:show="replace" text:style-name="Internet_20_link" text:visited-style-name="Visited_20_Internet_20_Link">3.3.3 - Error Suggestion</text:a> (AA) says “if an input error is automatically detected and suggestions for correction are known, then the suggestions are provided to the user”</text:p>
        </text:list-item>
      </text:list>
      <text:p text:style-name="Text_20_body"><text:span text:style-name="Strong_20_Emphasis">Example techniques to consider:</text:span></text:p>
      <text:list xml:id="list7945063114413968034" text:style-name="L6">
        <text:list-item>
          <text:p text:style-name="P42"><text:a xlink:type="simple" xlink:href="http://www.w3.org/TR/WCAG20-TECHS/G98" office:target-frame-name="_top" xlink:show="replace" text:style-name="Internet_20_link" text:visited-style-name="Visited_20_Internet_20_Link">G98: Providing the ability for the user to review and correct answers before submitting</text:a></text:p>
        </text:list-item>
        <text:list-item>
          <text:p text:style-name="P42">Accepting input data in a variety of formats (future link)</text:p>
        </text:list-item>
        <text:list-item>
          <text:p text:style-name="P42">Informing the user what irreversible action is about to happen (future link)</text:p>
        </text:list-item>
        <text:list-item>
          <text:p text:style-name="P42">Making error messages easy to understand and distinguishable from other text in the Web page (future link)</text:p>
        </text:list-item>
        <text:list-item>
          <text:p text:style-name="P42"><text:a xlink:type="simple" xlink:href="http://www.w3.org/TR/WCAG20-TECHS/G83" office:target-frame-name="_top" xlink:show="replace" text:style-name="Internet_20_link" text:visited-style-name="Visited_20_Internet_20_Link">G83: Providing text descriptions to identify required fields that were not completed</text:a></text:p>
        </text:list-item>
        <text:list-item>
          <text:p text:style-name="P42"><text:a xlink:type="simple" xlink:href="http://www.w3.org/TR/WCAG20-TECHS/G85" office:target-frame-name="_top" xlink:show="replace" text:style-name="Internet_20_link" text:visited-style-name="Visited_20_Internet_20_Link">G85: Providing a text description when user input falls outside the required format or values</text:a></text:p>
        </text:list-item>
        <text:list-item>
          <text:p text:style-name="P42"><text:a xlink:type="simple" xlink:href="http://www.w3.org/TR/WCAG20-TECHS/G139" office:target-frame-name="_top" xlink:show="replace" text:style-name="Internet_20_link" text:visited-style-name="Visited_20_Internet_20_Link">G139: Creating a mechanism that allows users to jump to errors</text:a></text:p>
        </text:list-item>
        <text:list-item>
          <text:p text:style-name="P42">Re-displaying a form with a summary of errors (future link)</text:p>
        </text:list-item>
        <text:list-item>
          <text:p text:style-name="P42"><text:a xlink:type="simple" xlink:href="http://www.w3.org/TR/WCAG20-TECHS/G177" office:target-frame-name="_top" xlink:show="replace" text:style-name="Internet_20_link" text:visited-style-name="Visited_20_Internet_20_Link">G177: Providing suggested correction text</text:a></text:p>
        </text:list-item>
        <text:list-item>
          <text:p text:style-name="P34">Providing a text description that contains information about the number of input errors, suggestions for corrections to each item, and instructions on how to proceed (future link)</text:p>
        </text:list-item>
      </text:list>
      <text:p text:style-name="Text_20_body"><text:soft-page-break/>More techniques are listed under the success criteria for [Guideline 3.3</text:p>
      <text:list xml:id="list9052982134752517181" text:style-name="L7">
        <text:list-item>
          <text:p text:style-name="P35">Input Assistance](http://www.w3.org/WAI/WCAG20/quickref/#minimize-error-reversible) in “How to Meet WCAG 2.0”.</text:p>
        </text:list-item>
      </text:list>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h text:style-name="Heading_20_3" text:outline-level="3"><text:bookmark text:name="r"/>Robust content and reliable interpretation</text:h>
      <text:h text:style-name="Heading_20_4" text:outline-level="4"><text:bookmark text:name="oldequip"/>Older equipment/software</text:h>
      <text:p text:style-name="Text_20_body">Some older people will be using older browsers that might not be as capable or fault tolerant as current releases.</text:p>
      <text:p text:style-name="Text_20_body"><text:span text:style-name="Strong_20_Emphasis">WCAG 2.0 success criteria:</text:span></text:p>
      <text:list xml:id="list3435769012240727881" text:style-name="L8">
        <text:list-item>
          <text:p text:style-name="P36"><text:a xlink:type="simple" xlink:href="http://www.w3.org/WAI/WCAG20/quickref/#ensure-compat-parses" office:target-frame-name="_top" xlink:show="replace" text:style-name="Internet_20_link" text:visited-style-name="Visited_20_Internet_20_Link">4.1.1 - Parsing</text:a> (A) requires that markup is used correctly according to specification</text:p>
        </text:list-item>
      </text:list>
      <text:p text:style-name="Text_20_body"><text:span text:style-name="Strong_20_Emphasis">Example techniques to consider:</text:span></text:p>
      <text:list xml:id="list7719180893470464961" text:style-name="L9">
        <text:list-item>
          <text:p text:style-name="P43"><text:a xlink:type="simple" xlink:href="http://www.w3.org/TR/WCAG20-TECHS/G134" office:target-frame-name="_top" xlink:show="replace" text:style-name="Internet_20_link" text:visited-style-name="Visited_20_Internet_20_Link">G134: Validating Web pages</text:a></text:p>
        </text:list-item>
        <text:list-item>
          <text:p text:style-name="P37"><text:a xlink:type="simple" xlink:href="http://www.w3.org/TR/WCAG20-TECHS/G192" office:target-frame-name="_top" xlink:show="replace" text:style-name="Internet_20_link" text:visited-style-name="Visited_20_Internet_20_Link">G192: Fully conforming to specifications</text:a></text:p>
        </text:list-item>
      </text:list>
      <text:p text:style-name="Text_20_body">More techniques are listed under <text:a xlink:type="simple" xlink:href="http://www.w3.org/WAI/WCAG20/quickref/#ensure-compat-parses" office:target-frame-name="_top" xlink:show="replace" text:style-name="Internet_20_link" text:visited-style-name="Visited_20_Internet_20_Link">4.1.1 - Parsing</text:a> in “How to Meet WCAG 2.0”.</text:p>
      <text:p text:style-name="P9"/>
      <text:p text:style-name="P8">Economic Reasons For Services Targeting Seniors</text:p>
      <text:p text:style-name="P8"/>
      <text:p text:style-name="P8">Social And Cultural Reasons For Services Targeting Seniors</text:p>
      <text:p text:style-name="P8"/>
      <text:p text:style-name="P8">Safety Issues And GDPR</text:p>
      <text:p text:style-name="P9">There are unique challenges that emerge when dealing with seniors using websites that will hold personal, identifiable data, such as names, date of births and e-mail addresses. Although the risk of frauds online are 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 </text:p>
      <text:p text:style-name="P9">GDPR compliance will also be achieved more easily with strong security. A secure web service is likely to attract loyalty fro, customers and will be more profitable.</text:p>
      <text:p text:style-name="P9"/>
      <text:p text:style-name="P8"><text:soft-page-break/>Design Review</text:p>
      <text:p text:style-name="P16">Section to judge whether good and age-appropriate design goals were met.</text:p>
      <text:p text:style-name="P16"/>
      <text:p text:style-name="P8">Evaluation</text:p>
      <text:p text:style-name="P16">Section to talk about the evaluation phase and how well it went.</text:p>
      <text:p text:style-name="P16"/>
      <text:p text:style-name="P8">Results</text:p>
      <text:p text:style-name="P9"><text:span text:style-name="Default_20_Paragraph_20_Font"><text:span text:style-name="T20">Section to talk about results of evaluation.</text:span></text:span></text:p>
      <text:p text:style-name="P8"/>
      <text:p text:style-name="P8">Review Other Sites Designed For Older Users</text:p>
      <text:p text:style-name="P8"/>
      <text:p text:style-name="P8">Critical Analysis</text:p>
      <text:p text:style-name="P9">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 read from right to left, which is the opposite of English. Hence, they are likely to be more comfortable with websites oriented that way. This means that the common header and footer navigation segments of websites are likely to be less suitable for significant populations. A truly universal system must take into account these differences between internet users.</text:p>
      <text:p text:style-name="P9"/>
      <text:p text:style-name="P9"/>
      <text:p text:style-name="P9"/>
      <text:p text:style-name="P9"/>
      <text:p text:style-name="P9"/>
      <text:list xml:id="list7523250523706989208" text:style-name="L10">
        <text:list-item>
          <text:p text:style-name="P25">Anderson M and Perrin A (2017) Tech adoption climbs among older adults. Pew Research Center: Internet, Science &amp; Technology. Available at: http://www.pewinternet.org/2017/05/17/techadoption-climbs-among-older-adults/ (accessed 02 June 2019).</text:p>
        </text:list-item>
        <text:list-item>
          <text:p text:style-name="P24"><text:span text:style-name="selectable"><text:span text:style-name="T5">Office for National Statistics (2018). </text:span></text:span><text:span text:style-name="selectable"><text:span text:style-name="T6">Overview of the UK population: November 2018</text:span></text:span><text:span text:style-name="selectable"><text:span text:style-name="T5">. London, p.2.</text:span></text:span></text:p>
        </text:list-item>
        <text:list-item>
          <text:p text:style-name="P24"><text:span text:style-name="Default_20_Paragraph_20_Font"><text:span text:style-name="T21">UN. 2019</text:span></text:span><text:span text:style-name="Default_20_Paragraph_20_Font"><text:span text:style-name="T21">. Global Issues &gt; Ageing. [ONLINE] Available at: </text:span></text:span><text:a xlink:type="simple" xlink:href="http://www.un.org/" office:target-frame-name="_top" xlink:show="replace" text:style-name="Internet_20_link" text:visited-style-name="Visited_20_Internet_20_Link"><text:span text:style-name="Hyperlink"><text:span text:style-name="T21">http://www.un.org</text:span></text:span></text:a><text:span text:style-name="Default_20_Paragraph_20_Font"><text:span text:style-name="T21">. [Accessed 26 June 2019].</text:span></text:span></text:p>
        </text:list-item>
        <text:list-item>
          <text:p text:style-name="P25">Czaja SJ, Sharit J, Lee CC, et al. (2013) Factors influencing use of an e-health website in a community sample of older adults. Journal of the American Medical Informatics Association 20(2): 277–284.</text:p>
        </text:list-item>
        <text:list-item>
          <text:p text:style-name="P25"><text:soft-page-break/>Lam L and Lam M (2009) The use of information technology and mental health among older caregivers in Australia. Aging &amp; Mental Health 13(4): 557–562.</text:p>
        </text:list-item>
        <text:list-item>
          <text:p text:style-name="P25">Gell NM, Rosenberg DE, Demiris G, et al. (2015) Patterns of technology use among older adults with and without disabilities. The Gerontologist 55(3): 412–421.</text:p>
        </text:list-item>
        <text:list-item>
          <text:p text:style-name="P25">Friemel TN (2016) The digital divide has grown old: determinants of a digital divide among seniors. New Media &amp; Society 18(2): 313–331.</text:p>
        </text:list-item>
        <text:list-item>
          <text:p text:style-name="P24"><text:span text:style-name="Default_20_Paragraph_20_Font"><text:span text:style-name="T21">Friemel TN (</text:span></text:span><text:span text:style-name="Default_20_Paragraph_20_Font"><text:span text:style-name="T22">2016) The digital divide has grown old: determinants of a digital divide among seniors. New Media &amp; Society 18(2): 313–3</text:span></text:span><text:span text:style-name="Default_20_Paragraph_20_Font"><text:span text:style-name="T22">31.</text:span></text:span></text:p>
        </text:list-item>
        <text:list-item>
          <text:p text:style-name="P26">Understanding internet use in later life, Matthews and Nazroo, 2015. Table 2 and table 23</text:p>
        </text:list-item>
        <text:list-item>
          <text:p text:style-name="P24"><text:span text:style-name="Default_20_Paragraph_20_Font"><text:span text:style-name="T14">Anderson G. </text:span></text:span><text:span text:style-name="ref-journal"><text:span text:style-name="T14">Chronic care: making the case for ongoing care.</text:span></text:span><text:span text:style-name="Default_20_Paragraph_20_Font"><text:span text:style-name="T14">Princeton, NJ: Robert Wood Johnson Foundation; 2009. [2013-05-01]. </text:span></text:span><text:a xlink:type="simple" xlink:href="https://www.webcitation.org/6GIEXYNDr" office:target-frame-name="_blank" xlink:show="new" text:style-name="Internet_20_link" text:visited-style-name="Visited_20_Internet_20_Link"><text:span text:style-name="Hyperlink"><text:span text:style-name="T23">webcite</text:span></text:span></text:a><text:a xlink:type="simple" xlink:href="http://www.rwjf.org/content/dam/farm/reports/reports/2010/rwjf54583" office:target-frame-name="_blank" xlink:show="new" text:style-name="Internet_20_link" text:visited-style-name="Visited_20_Internet_20_Link"><text:span text:style-name="Hyperlink"><text:span text:style-name="T24">http://www.rwjf.org/content/dam/farm/reports/reports/2010/rwjf5458</text:span></text:span></text:a></text:p>
        </text:list-item>
        <text:list-item>
          <text:p text:style-name="P24"><text:span text:style-name="Default_20_Paragraph_20_Font"><text:span text:style-name="T7"> </text:span></text:span><text:span text:style-name="element-citation"><text:span text:style-name="T7">Cornwell EY, Waite LJ. Measuring social isolation among older adults using multiple indicators from the NSHAP study. </text:span></text:span><text:span text:style-name="ref-journal"><text:span text:style-name="T7">J Gerontol B Psychol Sci Soc Sci. </text:span></text:span><text:span text:style-name="element-citation"><text:span text:style-name="T7">2009 Nov;</text:span></text:span><text:span text:style-name="ref-vol"><text:span text:style-name="T7">64 Suppl 1</text:span></text:span><text:span text:style-name="element-citation"><text:span text:style-name="T7">:i38–46. doi: 10.1093/geronb/gbp037.</text:span></text:span></text:p>
        </text:list-item>
        <text:list-item>
          <text:p text:style-name="P24"><text:span text:style-name="Default_20_Paragraph_20_Font"><text:span text:style-name="T12">Xie B. Older adults, e-health literacy, and collaborative learning: An experimental study. </text:span></text:span><text:span text:style-name="ref-journal"><text:span text:style-name="T12">J Am Soc Inf Sci. </text:span></text:span><text:span text:style-name="Default_20_Paragraph_20_Font"><text:span text:style-name="T12">2011 Mar 2011;</text:span></text:span><text:span text:style-name="ref-vol"><text:span text:style-name="T12">62</text:span></text:span><text:span text:style-name="Default_20_Paragraph_20_Font"><text:span text:style-name="T12">(5):933–946. doi: 10.1002/asi.21507.</text:span></text:span></text:p>
        </text:list-item>
        <text:list-item>
          <text:p text:style-name="P24"><text:span text:style-name="Default_20_Paragraph_20_Font"><text:span text:style-name="T3">Gatto SL, Tak SH. Computer, Internet, and e-mail use among older adults: benefits and barriers. </text:span></text:span><text:span text:style-name="ref-journal"><text:span text:style-name="T3">Educational Gerontology. </text:span></text:span><text:span text:style-name="Default_20_Paragraph_20_Font"><text:span text:style-name="T3">2008 Aug 2008;</text:span></text:span><text:span text:style-name="ref-vol"><text:span text:style-name="T3">34</text:span></text:span><text:span text:style-name="Default_20_Paragraph_20_Font"><text:span text:style-name="T3">(9):800–811. doi: 10.1080/03601270802243697. </text:spa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electabl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ef-journal" style:family="text" style:parent-style-name="Default_20_Paragraph_20_Font"/>
    <style:style style:name="element-citation" style:family="text" style:parent-style-name="Default_20_Paragraph_20_Font"/>
    <style:style style:name="ref-vol" style:family="text" style:parent-style-name="Default_20_Paragraph_20_Fon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Kashif Ahmed</meta:initial-creator>
    <meta:creation-date>2019-04-01T18:37:00Z</meta:creation-date>
    <dc:date>2019-06-14T21:29:37.91</dc:date>
    <meta:editing-cycles>18</meta:editing-cycles>
    <meta:editing-duration>PT28M9S</meta:editing-duration>
    <meta:document-statistic meta:table-count="0" meta:image-count="6" meta:object-count="0" meta:page-count="14" meta:paragraph-count="152" meta:word-count="3909" meta:character-count="24608"/>
    <meta:template xlink:type="simple" xlink:actuate="onRequest" xlink:title="" xlink:href="Normal"/>
  </office:meta>
</office:document-meta>
</file>